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padding="0.049cm" fo:border="0.002cm solid #e3e3e3"/>
    </style:style>
    <style:style style:name="P2" style:family="paragraph" style:parent-style-name="Preformatted_20_Text">
      <style:paragraph-properties fo:margin-top="0cm" fo:margin-bottom="0.499cm" fo:padding="0.049cm" fo:border="0.002cm solid #e3e3e3" style:writing-mode="lr-tb"/>
    </style:style>
    <style:style style:name="P3" style:family="paragraph" style:parent-style-name="Preformatted_20_Text">
      <style:paragraph-properties fo:padding="0.049cm" fo:border="0.002cm solid #e3e3e3"/>
    </style:style>
    <style:style style:name="P4" style:family="paragraph" style:parent-style-name="Preformatted_20_Text">
      <style:paragraph-properties fo:padding="0.049cm" fo:border="0.002cm solid #e3e3e3" style:writing-mode="lr-tb"/>
    </style:style>
    <style:style style:name="P5" style:family="paragraph" style:parent-style-name="Text_20_body">
      <style:paragraph-properties fo:padding="0.049cm" fo:border="0.002cm solid #e3e3e3"/>
    </style:style>
    <style:style style:name="P6" style:family="paragraph" style:parent-style-name="Text_20_body" style:list-style-name="L1">
      <style:paragraph-properties fo:padding="0.049cm" fo:border="0.002cm solid #e3e3e3"/>
    </style:style>
    <style:style style:name="P7" style:family="paragraph" style:parent-style-name="Text_20_body" style:list-style-name="L2">
      <style:paragraph-properties fo:padding="0.049cm" fo:border="0.002cm solid #e3e3e3"/>
    </style:style>
    <style:style style:name="P8" style:family="paragraph" style:parent-style-name="Text_20_body" style:list-style-name="L3">
      <style:paragraph-properties fo:padding="0.049cm" fo:border="0.002cm solid #e3e3e3"/>
    </style:style>
    <style:style style:name="P9" style:family="paragraph" style:parent-style-name="Text_20_body" style:list-style-name="L4">
      <style:paragraph-properties fo:padding="0.049cm" fo:border="0.002cm solid #e3e3e3"/>
    </style:style>
    <style:style style:name="P10" style:family="paragraph" style:parent-style-name="Text_20_body" style:list-style-name="L5">
      <style:paragraph-properties fo:padding="0.049cm" fo:border="0.002cm solid #e3e3e3"/>
    </style:style>
    <style:style style:name="P11" style:family="paragraph" style:parent-style-name="Text_20_body" style:list-style-name="L6">
      <style:paragraph-properties fo:padding="0.049cm" fo:border="0.002cm solid #e3e3e3"/>
    </style:style>
    <style:style style:name="P12" style:family="paragraph" style:parent-style-name="Text_20_body">
      <style:paragraph-properties fo:margin-top="0cm" fo:margin-bottom="0cm"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xcelente! Veamos cómo podemos abordar esta solicitud paso a paso:</text:p>
      <text:h text:style-name="P1" text:outline-level="3">Ejemplo de Programa sin Enfoque Orientado a Objetos:</text:h>
      <text:p text:style-name="P5">Digamos que tenemos un programa en Java que gestiona la información de estudiantes en una escuela. Enfoquémonos en una función específica de este programa: la generación de reportes de estudiantes. Supongamos que el código es algo así:</text:p>
      <text:p text:style-name="P3">java</text:p>
      <text:p text:style-name="P3">Copiar código</text:p>
      <text:p text:style-name="P4"><text:span text:style-name="Source_20_Text">import java.util.ArrayList;</text:span></text:p>
      <text:p text:style-name="P4"/>
      <text:p text:style-name="P4"><text:span text:style-name="Source_20_Text">public class StudentReportGenerator {</text:span></text:p>
      <text:p text:style-name="P4"/>
      <text:p text:style-name="P4"><text:span text:style-name="Source_20_Text"><text:s text:c="4"/>public void generateStudentReport(ArrayList&lt;String&gt; studentNames) {</text:span></text:p>
      <text:p text:style-name="P4"><text:span text:style-name="Source_20_Text"><text:s text:c="8"/>for (String name : studentNames) {</text:span></text:p>
      <text:p text:style-name="P4"><text:span text:style-name="Source_20_Text"><text:s text:c="12"/>// Lógica para generar el reporte de cada estudiante</text:span></text:p>
      <text:p text:style-name="P4"><text:span text:style-name="Source_20_Text"><text:s text:c="12"/>System.out.println("Reporte del estudiante: " + name);</text:span></text:p>
      <text:p text:style-name="P4"><text:span text:style-name="Source_20_Text"><text:s text:c="8"/>}</text:span></text:p>
      <text:p text:style-name="P4"><text:span text:style-name="Source_20_Text"><text:s text:c="4"/>}</text:span></text:p>
      <text:p text:style-name="P4"/>
      <text:p text:style-name="P4"><text:span text:style-name="Source_20_Text"><text:s text:c="4"/>public static void main(String[] args) {</text:span></text:p>
      <text:p text:style-name="P4"><text:span text:style-name="Source_20_Text"><text:s text:c="8"/>ArrayList&lt;String&gt; students = new ArrayList&lt;&gt;();</text:span></text:p>
      <text:p text:style-name="P4"><text:span text:style-name="Source_20_Text"><text:s text:c="8"/>students.add("Juan");</text:span></text:p>
      <text:p text:style-name="P4"><text:span text:style-name="Source_20_Text"><text:s text:c="8"/>students.add("María");</text:span></text:p>
      <text:p text:style-name="P4"><text:span text:style-name="Source_20_Text"><text:s text:c="8"/>students.add("Pedro");</text:span></text:p>
      <text:p text:style-name="P4"/>
      <text:p text:style-name="P4"><text:span text:style-name="Source_20_Text"><text:s text:c="8"/>StudentReportGenerator generator = new StudentReportGenerator();</text:span></text:p>
      <text:p text:style-name="P4"><text:span text:style-name="Source_20_Text"><text:s text:c="8"/>generator.generateStudentReport(students);</text:span></text:p>
      <text:p text:style-name="P4"><text:span text:style-name="Source_20_Text"><text:s text:c="4"/>}</text:span></text:p>
      <text:p text:style-name="P2"><text:span text:style-name="Source_20_Text">}</text:span></text:p>
      <text:p text:style-name="P5">Este programa, aunque funcional, tiene varias desventajas:</text:p>
      <text:list xml:id="list1156458860893257696" text:style-name="L1">
        <text:list-item>
          <text:p text:style-name="P6"><text:span text:style-name="Strong_20_Emphasis">Dificultad para Mantener:</text:span> Al carecer de una estructura orientada a objetos, el código puede volverse difícil de mantener a medida que crece en complejidad.</text:p>
        </text:list-item>
        <text:list-item>
          <text:p text:style-name="P6"><text:span text:style-name="Strong_20_Emphasis">Duplicación de Código:</text:span> Si hay más funcionalidades relacionadas con los estudiantes, es probable que se duplique código en diferentes partes del programa.</text:p>
        </text:list-item>
        <text:list-item>
          <text:p text:style-name="P6"><text:span text:style-name="Strong_20_Emphasis">Baja Cohesión:</text:span> Las funciones del programa pueden no estar relacionadas de manera cohesiva, lo que dificulta la comprensión de su funcionamiento.</text:p>
        </text:list-item>
      </text:list>
      <text:h text:style-name="P1" text:outline-level="3">Aplicación del Patrón de Diseño Flyweight:</text:h>
      <text:p text:style-name="P5">El patrón de diseño Flyweight se utiliza para minimizar el uso de la memoria o el almacenamiento en una aplicación mediante el uso compartido de objetos similares. En este caso, podemos aplicarlo para los reportes de estudiantes.</text:p>
      <text:p text:style-name="P5">En primer lugar, definimos una interfaz <text:span text:style-name="Source_20_Text">Student</text:span> que represente a un estudiante y su reporte:</text:p>
      <text:p text:style-name="P3">java</text:p>
      <text:p text:style-name="P3">Copiar código</text:p>
      <text:p text:style-name="P4"><text:span text:style-name="Source_20_Text">public interface Student {</text:span></text:p>
      <text:p text:style-name="P4"><text:span text:style-name="Source_20_Text"><text:s text:c="4"/>void generateReport();</text:span></text:p>
      <text:p text:style-name="P2"><text:span text:style-name="Source_20_Text">}</text:span></text:p>
      <text:p text:style-name="P5"><text:soft-page-break/>Luego, implementamos esta interfaz en una clase <text:span text:style-name="Source_20_Text">ConcreteStudent</text:span> que almacene la información específica de cada estudiante:</text:p>
      <text:p text:style-name="P3">java</text:p>
      <text:p text:style-name="P3">Copiar código</text:p>
      <text:p text:style-name="P4"><text:span text:style-name="Source_20_Text">public class ConcreteStudent implements Student {</text:span></text:p>
      <text:p text:style-name="P4"><text:span text:style-name="Source_20_Text"><text:s text:c="4"/>private String name;</text:span></text:p>
      <text:p text:style-name="P4"/>
      <text:p text:style-name="P4"><text:span text:style-name="Source_20_Text"><text:s text:c="4"/>public ConcreteStudent(String name) {</text:span></text:p>
      <text:p text:style-name="P4"><text:span text:style-name="Source_20_Text"><text:s text:c="8"/>this.name = name;</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ublic void generateReport() {</text:span></text:p>
      <text:p text:style-name="P4"><text:span text:style-name="Source_20_Text"><text:s text:c="8"/>System.out.println("Reporte del estudiante: " + name);</text:span></text:p>
      <text:p text:style-name="P4"><text:span text:style-name="Source_20_Text"><text:s text:c="4"/>}</text:span></text:p>
      <text:p text:style-name="P2"><text:span text:style-name="Source_20_Text">}</text:span></text:p>
      <text:p text:style-name="P5">Además, creamos una fábrica <text:span text:style-name="Source_20_Text">StudentFactory</text:span> para gestionar la creación y el almacenamiento de instancias de estudiantes:</text:p>
      <text:p text:style-name="P3">java</text:p>
      <text:p text:style-name="P3">Copiar código</text:p>
      <text:p text:style-name="P4"><text:span text:style-name="Source_20_Text">import java.util.HashMap;</text:span></text:p>
      <text:p text:style-name="P4"><text:span text:style-name="Source_20_Text">import java.util.Map;</text:span></text:p>
      <text:p text:style-name="P4"/>
      <text:p text:style-name="P4"><text:span text:style-name="Source_20_Text">public class StudentFactory {</text:span></text:p>
      <text:p text:style-name="P4"><text:span text:style-name="Source_20_Text"><text:s text:c="4"/>private static final Map&lt;String, Student&gt; students = new HashMap&lt;&gt;();</text:span></text:p>
      <text:p text:style-name="P4"/>
      <text:p text:style-name="P4"><text:span text:style-name="Source_20_Text"><text:s text:c="4"/>public static Student getStudent(String name) {</text:span></text:p>
      <text:p text:style-name="P4"><text:span text:style-name="Source_20_Text"><text:s text:c="8"/>Student student = students.get(name);</text:span></text:p>
      <text:p text:style-name="P4"/>
      <text:p text:style-name="P4"><text:span text:style-name="Source_20_Text"><text:s text:c="8"/>if (student == null) {</text:span></text:p>
      <text:p text:style-name="P4"><text:span text:style-name="Source_20_Text"><text:s text:c="12"/>student = new ConcreteStudent(name);</text:span></text:p>
      <text:p text:style-name="P4"><text:span text:style-name="Source_20_Text"><text:s text:c="12"/>students.put(name, student);</text:span></text:p>
      <text:p text:style-name="P4"><text:span text:style-name="Source_20_Text"><text:s text:c="8"/>}</text:span></text:p>
      <text:p text:style-name="P4"/>
      <text:p text:style-name="P4"><text:span text:style-name="Source_20_Text"><text:s text:c="8"/>return student;</text:span></text:p>
      <text:p text:style-name="P4"><text:span text:style-name="Source_20_Text"><text:s text:c="4"/>}</text:span></text:p>
      <text:p text:style-name="P2"><text:span text:style-name="Source_20_Text">}</text:span></text:p>
      <text:p text:style-name="P5">Finalmente, modificamos el generador de reportes para utilizar el patrón Flyweight:</text:p>
      <text:p text:style-name="P3">java</text:p>
      <text:p text:style-name="P3">Copiar código</text:p>
      <text:p text:style-name="P4"><text:span text:style-name="Source_20_Text">import java.util.ArrayList;</text:span></text:p>
      <text:p text:style-name="P4"/>
      <text:p text:style-name="P4"><text:span text:style-name="Source_20_Text">public class StudentReportGenerator {</text:span></text:p>
      <text:p text:style-name="P4"/>
      <text:p text:style-name="P4"><text:span text:style-name="Source_20_Text"><text:s text:c="4"/>public void generateStudentReport(ArrayList&lt;String&gt; studentNames) {</text:span></text:p>
      <text:p text:style-name="P4"><text:span text:style-name="Source_20_Text"><text:s text:c="8"/>for (String name : studentNames) {</text:span></text:p>
      <text:p text:style-name="P4"><text:span text:style-name="Source_20_Text"><text:s text:c="12"/>Student student = StudentFactory.getStudent(name);</text:span></text:p>
      <text:p text:style-name="P4"><text:span text:style-name="Source_20_Text"><text:s text:c="12"/>student.generateReport();</text:span></text:p>
      <text:p text:style-name="P4"><text:span text:style-name="Source_20_Text"><text:s text:c="8"/>}</text:span></text:p>
      <text:p text:style-name="P4"><text:span text:style-name="Source_20_Text"><text:s text:c="4"/>}</text:span></text:p>
      <text:p text:style-name="P4"/>
      <text:p text:style-name="P4"><text:span text:style-name="Source_20_Text"><text:s text:c="4"/>public static void main(String[] args) {</text:span></text:p>
      <text:p text:style-name="P4"><text:span text:style-name="Source_20_Text"><text:s text:c="8"/>ArrayList&lt;String&gt; students = new ArrayList&lt;&gt;();</text:span></text:p>
      <text:p text:style-name="P4"><text:span text:style-name="Source_20_Text"><text:s text:c="8"/>students.add("Juan");</text:span></text:p>
      <text:p text:style-name="P4"><text:soft-page-break/><text:span text:style-name="Source_20_Text"><text:s text:c="8"/>students.add("María");</text:span></text:p>
      <text:p text:style-name="P4"><text:span text:style-name="Source_20_Text"><text:s text:c="8"/>students.add("Pedro");</text:span></text:p>
      <text:p text:style-name="P4"/>
      <text:p text:style-name="P4"><text:span text:style-name="Source_20_Text"><text:s text:c="8"/>StudentReportGenerator generator = new StudentReportGenerator();</text:span></text:p>
      <text:p text:style-name="P4"><text:span text:style-name="Source_20_Text"><text:s text:c="8"/>generator.generateStudentReport(students);</text:span></text:p>
      <text:p text:style-name="P4"><text:span text:style-name="Source_20_Text"><text:s text:c="4"/>}</text:span></text:p>
      <text:p text:style-name="P2"><text:span text:style-name="Source_20_Text">}</text:span></text:p>
      <text:h text:style-name="P1" text:outline-level="3">Ventajas del Patrón Flyweight:</text:h>
      <text:list xml:id="list378475301539560695" text:style-name="L2">
        <text:list-item>
          <text:p text:style-name="P7"><text:span text:style-name="Strong_20_Emphasis">Ahorro de Memoria:</text:span> El patrón Flyweight permite compartir instancias similares, lo que reduce el consumo de memoria.</text:p>
        </text:list-item>
        <text:list-item>
          <text:p text:style-name="P7"><text:span text:style-name="Strong_20_Emphasis">Mejora del Rendimiento:</text:span> Al reducir la cantidad de objetos creados, se mejora el rendimiento de la aplicación.</text:p>
        </text:list-item>
        <text:list-item>
          <text:p text:style-name="P7"><text:span text:style-name="Strong_20_Emphasis">Facilita la Mantenibilidad:</text:span> Al introducir una estructura orientada a objetos, el código se vuelve más modular y fácil de mantener.</text:p>
        </text:list-item>
      </text:list>
      <text:h text:style-name="P1" text:outline-level="3">Violación de Principios SOLID:</text:h>
      <text:p text:style-name="P5">El programa original viola varios principios SOLID:</text:p>
      <text:list xml:id="list650002782579689921" text:style-name="L3">
        <text:list-item>
          <text:p text:style-name="P8"><text:span text:style-name="Strong_20_Emphasis">Principio de Responsabilidad Única (SRP):</text:span> La clase <text:span text:style-name="Source_20_Text">StudentReportGenerator</text:span> tiene más de una razón para cambiar, ya que es responsable tanto de generar reportes como de manejar la lógica de los estudiantes.</text:p>
        </text:list-item>
        <text:list-item>
          <text:p text:style-name="P8"><text:span text:style-name="Strong_20_Emphasis">Principio de Abierto/Cerrado (OCP):</text:span> El código no está abierto a la extensión y cerrado a la modificación, ya que cualquier cambio en la lógica de generación de reportes requeriría modificar directamente la clase <text:span text:style-name="Source_20_Text">StudentReportGenerator</text:span>.</text:p>
        </text:list-item>
        <text:list-item>
          <text:p text:style-name="P8"><text:span text:style-name="Strong_20_Emphasis">Principio de Sustitución de Liskov (LSP):</text:span> No se aplica directamente en este caso, pero al introducir la estructura de objetos, se promueve una mejor adherencia a este principio al permitir el reemplazo de objetos <text:span text:style-name="Source_20_Text">Student</text:span> sin afectar el comportamiento del programa.</text:p>
        </text:list-item>
        <text:list-item>
          <text:p text:style-name="P8"><text:span text:style-name="Strong_20_Emphasis">Principio de Inversión de Dependencias (DIP):</text:span> El código original tiene dependencias concretas (<text:span text:style-name="Source_20_Text">ArrayList&lt;String&gt;</text:span>) en lugar de abstracciones, lo que dificulta la extensibilidad y la flexibilidad del código.</text:p>
        </text:list-item>
      </text:list>
      <text:h text:style-name="P1" text:outline-level="3">Similitudes y Diferencias con otros Patrones:</text:h>
      <text:list xml:id="list58674327224267137" text:style-name="L4">
        <text:list-item>
          <text:p text:style-name="P9"><text:span text:style-name="Strong_20_Emphasis">Singleton:</text:span> Ambos patrones buscan minimizar el uso de recursos, pero mientras que el Singleton se utiliza para garantizar la existencia de una única instancia de una clase, el Flyweight se utiliza para compartir instancias similares.</text:p>
        </text:list-item>
        <text:list-item>
          <text:p text:style-name="P9"><text:span text:style-name="Strong_20_Emphasis">Factory Method:</text:span> Tanto el Flyweight como el Factory Method son patrones creacionales, pero mientras que el Factory Method se utiliza para delegar la creación de objetos a subclases, el Flyweight se utiliza para compartir instancias existentes.</text:p>
        </text:list-item>
        <text:list-item>
          <text:p text:style-name="P9"><text:span text:style-name="Strong_20_Emphasis">Proxy:</text:span> Ambos patrones involucran la gestión de objetos, pero mientras que el Proxy se utiliza para controlar el acceso a un objeto, el Flyweight se utiliza para minimizar el uso de recursos al compartir instancias similares.</text:p>
        </text:list-item>
      </text:list>
      <text:p text:style-name="P5"><text:soft-page-break/>Espero que esta explicación detallada te haya ayudado a comprender cómo aplicar el patrón Flyweight y cómo mejorar un programa mediante la refactorización orientada a objetos.</text:p>
      <text:p text:style-name="Text_20_body"/>
      <text:p text:style-name="Text_20_body"/>
      <text:p text:style-name="Text_20_body"/>
      <text:p text:style-name="Text_20_body">**************************************************************************************************************************************************************************************************</text:p>
      <text:p text:style-name="Text_20_body">Para refactorizar el ejemplo anterior utilizando Spring Boot y aprovechar la inyección de dependencias, primero necesitaremos configurar nuestras clases y componentes correctamente.</text:p>
      <text:h text:style-name="P1" text:outline-level="3">Definición de Componentes en Spring Boot:</text:h>
      <text:p text:style-name="P5">Primero, necesitaremos definir nuestras clases como componentes de Spring. Vamos a modificar nuestras clases para que sean componentes de Spring y hagamos uso de la inyección de dependencias:</text:p>
      <text:p text:style-name="P3">java</text:p>
      <text:p text:style-name="P3">Copiar código</text:p>
      <text:p text:style-name="P4"><text:span text:style-name="Source_20_Text">import org.springframework.stereotype.Component;</text:span></text:p>
      <text:p text:style-name="P4"/>
      <text:p text:style-name="P4"><text:span text:style-name="Source_20_Text">@Component</text:span></text:p>
      <text:p text:style-name="P4"><text:span text:style-name="Source_20_Text">public class ConcreteStudent implements Student {</text:span></text:p>
      <text:p text:style-name="P4"><text:span text:style-name="Source_20_Text"><text:s text:c="4"/>private String name;</text:span></text:p>
      <text:p text:style-name="P4"/>
      <text:p text:style-name="P4"><text:span text:style-name="Source_20_Text"><text:s text:c="4"/>public ConcreteStudent() {</text:span></text:p>
      <text:p text:style-name="P4"><text:span text:style-name="Source_20_Text"><text:s text:c="8"/>// Constructor vacío requerido por Spring para la inyección de dependencias</text:span></text:p>
      <text:p text:style-name="P4"><text:span text:style-name="Source_20_Text"><text:s text:c="4"/>}</text:span></text:p>
      <text:p text:style-name="P4"/>
      <text:p text:style-name="P4"><text:span text:style-name="Source_20_Text"><text:s text:c="4"/>public ConcreteStudent(String name) {</text:span></text:p>
      <text:p text:style-name="P4"><text:span text:style-name="Source_20_Text"><text:s text:c="8"/>this.name = name;</text:span></text:p>
      <text:p text:style-name="P4"><text:span text:style-name="Source_20_Text"><text:s text:c="4"/>}</text:span></text:p>
      <text:p text:style-name="P4"/>
      <text:p text:style-name="P4"><text:span text:style-name="Source_20_Text"><text:s text:c="4"/>@Override</text:span></text:p>
      <text:p text:style-name="P4"><text:span text:style-name="Source_20_Text"><text:s text:c="4"/>public void generateReport() {</text:span></text:p>
      <text:p text:style-name="P4"><text:span text:style-name="Source_20_Text"><text:s text:c="8"/>System.out.println("Reporte del estudiante: " + name);</text:span></text:p>
      <text:p text:style-name="P4"><text:span text:style-name="Source_20_Text"><text:s text:c="4"/>}</text:span></text:p>
      <text:p text:style-name="P2"><text:span text:style-name="Source_20_Text">}</text:span></text:p>
      <text:p text:style-name="P3">java</text:p>
      <text:p text:style-name="P3">Copiar código</text:p>
      <text:p text:style-name="P4"><text:span text:style-name="Source_20_Text">import org.springframework.stereotype.Component;</text:span></text:p>
      <text:p text:style-name="P4"/>
      <text:p text:style-name="P4"><text:span text:style-name="Source_20_Text">@Component</text:span></text:p>
      <text:p text:style-name="P4"><text:span text:style-name="Source_20_Text">public class StudentReportGenerator {</text:span></text:p>
      <text:p text:style-name="P4"><text:span text:style-name="Source_20_Text"><text:s text:c="4"/>private final StudentFactory studentFactory;</text:span></text:p>
      <text:p text:style-name="P4"/>
      <text:p text:style-name="P4"><text:span text:style-name="Source_20_Text"><text:s text:c="4"/>public StudentReportGenerator(StudentFactory studentFactory) {</text:span></text:p>
      <text:p text:style-name="P4"><text:span text:style-name="Source_20_Text"><text:s text:c="8"/>this.studentFactory = studentFactory;</text:span></text:p>
      <text:p text:style-name="P4"><text:span text:style-name="Source_20_Text"><text:s text:c="4"/>}</text:span></text:p>
      <text:p text:style-name="P4"/>
      <text:p text:style-name="P4"><text:span text:style-name="Source_20_Text"><text:s text:c="4"/>public void generateStudentReport(ArrayList&lt;String&gt; studentNames) {</text:span></text:p>
      <text:p text:style-name="P4"><text:span text:style-name="Source_20_Text"><text:s text:c="8"/>for (String name : studentNames) {</text:span></text:p>
      <text:p text:style-name="P4"><text:soft-page-break/><text:span text:style-name="Source_20_Text"><text:s text:c="12"/>Student student = studentFactory.getStudent(name);</text:span></text:p>
      <text:p text:style-name="P4"><text:span text:style-name="Source_20_Text"><text:s text:c="12"/>student.generateReport();</text:span></text:p>
      <text:p text:style-name="P4"><text:span text:style-name="Source_20_Text"><text:s text:c="8"/>}</text:span></text:p>
      <text:p text:style-name="P4"><text:span text:style-name="Source_20_Text"><text:s text:c="4"/>}</text:span></text:p>
      <text:p text:style-name="P2"><text:span text:style-name="Source_20_Text">}</text:span></text:p>
      <text:p text:style-name="P3">java</text:p>
      <text:p text:style-name="P3">Copiar código</text:p>
      <text:p text:style-name="P4"><text:span text:style-name="Source_20_Text">import org.springframework.stereotype.Component;</text:span></text:p>
      <text:p text:style-name="P4"><text:span text:style-name="Source_20_Text">import java.util.HashMap;</text:span></text:p>
      <text:p text:style-name="P4"><text:span text:style-name="Source_20_Text">import java.util.Map;</text:span></text:p>
      <text:p text:style-name="P4"/>
      <text:p text:style-name="P4"><text:span text:style-name="Source_20_Text">@Component</text:span></text:p>
      <text:p text:style-name="P4"><text:span text:style-name="Source_20_Text">public class StudentFactory {</text:span></text:p>
      <text:p text:style-name="P4"><text:span text:style-name="Source_20_Text"><text:s text:c="4"/>private final Map&lt;String, Student&gt; students = new HashMap&lt;&gt;();</text:span></text:p>
      <text:p text:style-name="P4"/>
      <text:p text:style-name="P4"><text:span text:style-name="Source_20_Text"><text:s text:c="4"/>public Student getStudent(String name) {</text:span></text:p>
      <text:p text:style-name="P4"><text:span text:style-name="Source_20_Text"><text:s text:c="8"/>return students.computeIfAbsent(name, ConcreteStudent::new);</text:span></text:p>
      <text:p text:style-name="P4"><text:span text:style-name="Source_20_Text"><text:s text:c="4"/>}</text:span></text:p>
      <text:p text:style-name="P2"><text:span text:style-name="Source_20_Text">}</text:span></text:p>
      <text:h text:style-name="P1" text:outline-level="3">Configuración de Spring Boot:</text:h>
      <text:p text:style-name="P5">Ahora, necesitaremos configurar Spring Boot para que pueda escanear y administrar nuestros componentes. Esto se puede hacer en una clase de configuración principal:</text:p>
      <text:p text:style-name="P3">java</text:p>
      <text:p text:style-name="P3">Copiar código</text:p>
      <text:p text:style-name="P4"><text:span text:style-name="Source_20_Text">import org.springframework.context.annotation.ComponentScan;</text:span></text:p>
      <text:p text:style-name="P4"><text:span text:style-name="Source_20_Text">import org.springframework.context.annotation.Configuration;</text:span></text:p>
      <text:p text:style-name="P4"/>
      <text:p text:style-name="P4"><text:span text:style-name="Source_20_Text">@Configuration</text:span></text:p>
      <text:p text:style-name="P4"><text:span text:style-name="Source_20_Text">@ComponentScan("com.example") // Reemplaza "com.example" con el paquete que contiene tus clases</text:span></text:p>
      <text:p text:style-name="P4"><text:span text:style-name="Source_20_Text">public class AppConfig {</text:span></text:p>
      <text:p text:style-name="P4"><text:span text:style-name="Source_20_Text"><text:s text:c="4"/>// Configuración adicional de Spring Boot si es necesario</text:span></text:p>
      <text:p text:style-name="P2"><text:span text:style-name="Source_20_Text">}</text:span></text:p>
      <text:h text:style-name="P1" text:outline-level="3">Uso en la Aplicación Principal:</text:h>
      <text:p text:style-name="P5">Por último, en la clase principal de nuestra aplicación, usaremos las dependencias inyectadas por Spring:</text:p>
      <text:p text:style-name="P3">java</text:p>
      <text:p text:style-name="P3">Copiar código</text:p>
      <text:p text:style-name="P4"><text:span text:style-name="Source_20_Text">import org.springframework.boot.SpringApplication;</text:span></text:p>
      <text:p text:style-name="P4"><text:span text:style-name="Source_20_Text">import org.springframework.boot.autoconfigure.SpringBootApplication;</text:span></text:p>
      <text:p text:style-name="P4"><text:span text:style-name="Source_20_Text">import org.springframework.context.ConfigurableApplicationContext;</text:span></text:p>
      <text:p text:style-name="P4"><text:span text:style-name="Source_20_Text">import java.util.ArrayList;</text:span></text:p>
      <text:p text:style-name="P4"/>
      <text:p text:style-name="P4"><text:span text:style-name="Source_20_Text">@SpringBootApplication</text:span></text:p>
      <text:p text:style-name="P4"><text:span text:style-name="Source_20_Text">public class Application {</text:span></text:p>
      <text:p text:style-name="P4"/>
      <text:p text:style-name="P4"><text:span text:style-name="Source_20_Text"><text:s text:c="4"/>public static void main(String[] args) {</text:span></text:p>
      <text:p text:style-name="P4"><text:span text:style-name="Source_20_Text"><text:s text:c="8"/>ConfigurableApplicationContext context = SpringApplication.run(Application.class, args);</text:span></text:p>
      <text:p text:style-name="P4"><text:soft-page-break/></text:p>
      <text:p text:style-name="P4"><text:span text:style-name="Source_20_Text"><text:s text:c="8"/>// Obtenemos el bean del generador de reportes de estudiantes</text:span></text:p>
      <text:p text:style-name="P4"><text:span text:style-name="Source_20_Text"><text:s text:c="8"/>StudentReportGenerator generator = context.getBean(StudentReportGenerator.class);</text:span></text:p>
      <text:p text:style-name="P4"/>
      <text:p text:style-name="P4"><text:span text:style-name="Source_20_Text"><text:s text:c="8"/>// Creamos una lista de nombres de estudiantes</text:span></text:p>
      <text:p text:style-name="P4"><text:span text:style-name="Source_20_Text"><text:s text:c="8"/>ArrayList&lt;String&gt; students = new ArrayList&lt;&gt;();</text:span></text:p>
      <text:p text:style-name="P4"><text:span text:style-name="Source_20_Text"><text:s text:c="8"/>students.add("Juan");</text:span></text:p>
      <text:p text:style-name="P4"><text:span text:style-name="Source_20_Text"><text:s text:c="8"/>students.add("María");</text:span></text:p>
      <text:p text:style-name="P4"><text:span text:style-name="Source_20_Text"><text:s text:c="8"/>students.add("Pedro");</text:span></text:p>
      <text:p text:style-name="P4"/>
      <text:p text:style-name="P4"><text:span text:style-name="Source_20_Text"><text:s text:c="8"/>// Generamos el reporte de estudiantes utilizando el generador</text:span></text:p>
      <text:p text:style-name="P4"><text:span text:style-name="Source_20_Text"><text:s text:c="8"/>generator.generateStudentReport(students);</text:span></text:p>
      <text:p text:style-name="P4"/>
      <text:p text:style-name="P4"><text:span text:style-name="Source_20_Text"><text:s text:c="8"/>// Cerramos el contexto de Spring al finalizar</text:span></text:p>
      <text:p text:style-name="P4"><text:span text:style-name="Source_20_Text"><text:s text:c="8"/>context.close();</text:span></text:p>
      <text:p text:style-name="P4"><text:span text:style-name="Source_20_Text"><text:s text:c="4"/>}</text:span></text:p>
      <text:p text:style-name="P2"><text:span text:style-name="Source_20_Text">}</text:span></text:p>
      <text:h text:style-name="P1" text:outline-level="3">Ventajas de Usar Spring Boot y la Inyección de Dependencias:</text:h>
      <text:list xml:id="list7034396158131589317" text:style-name="L5">
        <text:list-item>
          <text:p text:style-name="P10"><text:span text:style-name="Strong_20_Emphasis">Desacoplamiento:</text:span> Al utilizar la inyección de dependencias de Spring Boot, nuestras clases están menos acopladas, lo que facilita la modificación y la prueba de cada componente de forma independiente.</text:p>
        </text:list-item>
        <text:list-item>
          <text:p text:style-name="P10"><text:span text:style-name="Strong_20_Emphasis">Configuración Automática:</text:span> Spring Boot proporciona configuración automática y gestión de componentes, lo que reduce la necesidad de configuración manual y aumenta la productividad del desarrollador.</text:p>
        </text:list-item>
        <text:list-item>
          <text:p text:style-name="P10"><text:span text:style-name="Strong_20_Emphasis">Gestión de Ciclo de Vida:</text:span> Spring Boot maneja el ciclo de vida de los componentes, como la creación y destrucción de beans, lo que simplifica la gestión de recursos y la optimización de memoria.</text:p>
        </text:list-item>
        <text:list-item>
          <text:p text:style-name="P10"><text:span text:style-name="Strong_20_Emphasis">Facilidad de Escalabilidad:</text:span> La arquitectura basada en Spring Boot facilita la escalabilidad de la aplicación, ya que los componentes se pueden administrar y escalar de forma independiente según sea necesario.</text:p>
        </text:list-item>
      </text:list>
      <text:p text:style-name="P5">Con esta refactorización, hemos mejorado nuestra aplicación utilizando Spring Boot y la inyección de dependencias, lo que proporciona una estructura más flexible y fácil de mantener.</text:p>
      <text:p text:style-name="P12"/>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Para refactorizar el ejemplo anterior utilizando programación funcional, aprovecharemos las características de Java 8 y posteriores, como expresiones lambda y Streams. Esto nos permitirá escribir un código más conciso y expresivo, centrado en las operaciones sobre colecciones de manera declarativa.</text:p>
      <text:h text:style-name="P1" text:outline-level="3">Definición de Funcionalidades con Programación Funcional:</text:h>
      <text:p text:style-name="P3">java</text:p>
      <text:p text:style-name="P3">Copiar código</text:p>
      <text:p text:style-name="P4"><text:span text:style-name="Source_20_Text">import java.util.ArrayList;</text:span></text:p>
      <text:p text:style-name="P4"><text:span text:style-name="Source_20_Text">import java.util.List;</text:span></text:p>
      <text:p text:style-name="P4"/>
      <text:p text:style-name="P4"><text:span text:style-name="Source_20_Text">public class StudentReportGenerator {</text:span></text:p>
      <text:p text:style-name="P4"/>
      <text:p text:style-name="P4"><text:span text:style-name="Source_20_Text"><text:s text:c="4"/>private final StudentFactory studentFactory;</text:span></text:p>
      <text:p text:style-name="P4"/>
      <text:p text:style-name="P4"><text:span text:style-name="Source_20_Text"><text:s text:c="4"/>public StudentReportGenerator(StudentFactory studentFactory) {</text:span></text:p>
      <text:p text:style-name="P4"><text:span text:style-name="Source_20_Text"><text:s text:c="8"/>this.studentFactory = studentFactory;</text:span></text:p>
      <text:p text:style-name="P4"><text:span text:style-name="Source_20_Text"><text:s text:c="4"/>}</text:span></text:p>
      <text:p text:style-name="P4"/>
      <text:p text:style-name="P4"><text:span text:style-name="Source_20_Text"><text:s text:c="4"/>public void generateStudentReport(List&lt;String&gt; studentNames) {</text:span></text:p>
      <text:p text:style-name="P4"><text:span text:style-name="Source_20_Text"><text:s text:c="8"/>studentNames.stream()</text:span></text:p>
      <text:p text:style-name="P4"><text:span text:style-name="Source_20_Text"><text:s text:c="20"/>.map(studentFactory::getStudent)</text:span></text:p>
      <text:p text:style-name="P4"><text:span text:style-name="Source_20_Text"><text:s text:c="20"/>.forEach(Student::generateReport);</text:span></text:p>
      <text:p text:style-name="P4"><text:span text:style-name="Source_20_Text"><text:s text:c="4"/>}</text:span></text:p>
      <text:p text:style-name="P2"><text:span text:style-name="Source_20_Text">}</text:span></text:p>
      <text:p text:style-name="P3">java</text:p>
      <text:p text:style-name="P3">Copiar código</text:p>
      <text:p text:style-name="P4"><text:span text:style-name="Source_20_Text">import java.util.HashMap;</text:span></text:p>
      <text:p text:style-name="P4"><text:span text:style-name="Source_20_Text">import java.util.Map;</text:span></text:p>
      <text:p text:style-name="P4"><text:span text:style-name="Source_20_Text">import java.util.function.Function;</text:span></text:p>
      <text:p text:style-name="P4"/>
      <text:p text:style-name="P4"><text:span text:style-name="Source_20_Text">public class StudentFactory {</text:span></text:p>
      <text:p text:style-name="P4"><text:span text:style-name="Source_20_Text"><text:s text:c="4"/>private final Map&lt;String, Student&gt; students = new HashMap&lt;&gt;();</text:span></text:p>
      <text:p text:style-name="P4"/>
      <text:p text:style-name="P4"><text:span text:style-name="Source_20_Text"><text:s text:c="4"/>public Student getStudent(String name) {</text:span></text:p>
      <text:p text:style-name="P4"><text:span text:style-name="Source_20_Text"><text:s text:c="8"/>return students.computeIfAbsent(name, this::createStudent);</text:span></text:p>
      <text:p text:style-name="P4"><text:span text:style-name="Source_20_Text"><text:s text:c="4"/>}</text:span></text:p>
      <text:p text:style-name="P4"/>
      <text:p text:style-name="P4"><text:span text:style-name="Source_20_Text"><text:s text:c="4"/>private Student createStudent(String name) {</text:span></text:p>
      <text:p text:style-name="P4"><text:span text:style-name="Source_20_Text"><text:s text:c="8"/>return new ConcreteStudent(name);</text:span></text:p>
      <text:p text:style-name="P4"><text:span text:style-name="Source_20_Text"><text:s text:c="4"/>}</text:span></text:p>
      <text:p text:style-name="P2"><text:span text:style-name="Source_20_Text">}</text:span></text:p>
      <text:h text:style-name="P1" text:outline-level="3">Ventajas de la Programación Funcional:</text:h>
      <text:list xml:id="list7100105642159035822" text:style-name="L6">
        <text:list-item>
          <text:p text:style-name="P11"><text:span text:style-name="Strong_20_Emphasis">Concisión:</text:span> Utilizando expresiones lambda y Streams, el código se vuelve más conciso y legible, reduciendo la cantidad de código boilerplate.</text:p>
        </text:list-item>
        <text:list-item>
          <text:p text:style-name="P11"><text:span text:style-name="Strong_20_Emphasis">Declaratividad:</text:span> El enfoque funcional se centra en lo que se quiere lograr en lugar de cómo <text:soft-page-break/>hacerlo, lo que facilita la comprensión del flujo de datos y operaciones sobre las colecciones.</text:p>
        </text:list-item>
        <text:list-item>
          <text:p text:style-name="P11"><text:span text:style-name="Strong_20_Emphasis">Composición de Funciones:</text:span> La programación funcional promueve la composición de funciones, lo que permite construir comportamientos más complejos combinando funciones más simples.</text:p>
        </text:list-item>
        <text:list-item>
          <text:p text:style-name="P11"><text:span text:style-name="Strong_20_Emphasis">Paralelismo:</text:span> Las operaciones sobre Streams en Java 8 y posteriores se pueden realizar de manera paralela automáticamente, aprovechando el poder de los múltiples núcleos del procesador.</text:p>
        </text:list-item>
      </text:list>
      <text:p text:style-name="P5">Con esta refactorización, hemos aplicado principios de programación funcional para mejorar la legibilidad y la concisión del código, manteniendo su funcionalidad y flexibilida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6T19:50:04.16</meta:creation-date>
    <dc:date>2024-05-16T20:06:01.97</dc:date>
    <meta:editing-duration>PT15M56S</meta:editing-duration>
    <meta:editing-cycles>3</meta:editing-cycles>
    <meta:generator>OpenOffice/4.1.15$Win32 OpenOffice.org_project/4115m2$Build-9813</meta:generator>
    <meta:document-statistic meta:table-count="0" meta:image-count="0" meta:object-count="0" meta:page-count="8" meta:paragraph-count="227" meta:word-count="1529" meta:character-count="12831"/>
  </office:meta>
</office:document-meta>
</file>